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style:style>
  </office:automatic-styles>
  <office:body>
    <office:text text:use-soft-page-breaks="true">
      <text:h text:style-name="P1" text:outline-level="1">Question de recherche :<text:s/></text:h>
      <text:p text:style-name="Normal">(la question qui résume)</text:p>
      <text:h text:style-name="Titre2" text:outline-level="2">Contexte :</text:h>
      <text:p text:style-name="Normal">(Explication du sujet, enjeux,<text:s/>cadre du projet)</text:p>
      <text:p text:style-name="Normal">Ce projet nous a été confié par Maximilien Servajean, Enseignant-Chercheur à l’université Paul Valéry dans le cadre d’une compétition de prédiction adressée à la communauté Kaggle :<text:s/><text:a xlink:href="https://www.kaggle.com/competitions/geolifeclef-2023-lifeclef-2023-x-fgvc10" office:target-frame-name="_top" xlink:show="replace"><text:span text:style-name="Lienhypertexte">GeoLife Clef 2023</text:span></text:a>.</text:p>
      <text:p text:style-name="Normal">Il consiste en l’implémentation de modèles prédictifs pour estimer la présence d’espèces végétales à un point précis de l’espace en France et au Royaume-Uni. Actuellement, de telles informations sont récoltés manuellement par des experts ce qui s’avère très coûteux à la fois<text:s/>en termes de<text:s/>temps et d’argent car ce sont des spécialistes non-bénévoles qui doivent répertorier pour chaque espèce le nombre d’occurrence de celle-ci dans un périmètre limité.<text:s/>Nos modèles<text:s/>se baseront sur ces données dites de « présence/absence » récoltées de cette manière ainsi que des données<text:s/>citoyennes<text:s/>de « présence uniquement » récoltées via des applications comme plantNet mais aussi sur des données abiotiques relatives au milieu des espèces comme l’acidité du sol ou la température. Une autre source de données consiste en un ensemble d’images satellites apportant des informations sur la topologie ou la modification de l’environnement par l’homme (présence de routes, stades, etc.).</text:p>
      <text:p text:style-name="Normal">L’importance de ce projet est corrélée aux changements globaux ; c’est-à-dire changements climatiques, utilisation des sols, mondialisation de transferts d’espèces ; <text:s/>qui impactent la biodiversité et sa distribution spatio-temporelle. Il permettra de les comprendre et prévoir leurs répercussions sur les espèces. Il concerne donc la communauté scientifique et plus particulièrement les écologues mais peut aussi s’adresser aux agriculteurs ou botanistes amateurs.</text:p>
      <text:p text:style-name="Normal"/>
      <text:p text:style-name="Normal"/>
      <text:h text:style-name="Titre2" text:outline-level="2">Description technique :</text:h>
      <text:p text:style-name="Normal">(Identification des variables, métriques -&gt; justification des choix si abandon variable)<text:s/></text:p>
      <text:h text:style-name="Titre2" text:outline-level="2">Méthode de résolution :</text:h>
      <text:p text:style-name="Normal">(Cheminement prévu : naïf, ML, Deep – K voisins, noyaux)</text:p>
      <text:h text:style-name="Titre2" text:outline-level="2">Conclusion :</text:h>
      <text:p text:style-name="Normal"/>
      <text:p text:style-name="Normal"/>
      <text:p text:style-name="Normal"/>
      <text:h text:style-name="Titre2" text:outline-level="2">Le commanditaire :</text:h>
      <text:p text:style-name="Normal">Ce projet nous a été confié par Maximilien Servajean, Enseignant-Chercheur à l’université Paul Valéry dans le cadre d’une compétition de prédiction adressée à la communauté Kaggle :<text:s/><text:a xlink:href="https://www.kaggle.com/competitions/geolifeclef-2023-lifeclef-2023-x-fgvc10" office:target-frame-name="_top" xlink:show="replace"><text:span text:style-name="Lienhypertexte">GeoLife Clef 2023</text:span></text:a>.</text:p>
      <text:p text:style-name="Normal">L’importance de ce projet est corrélée aux changements globaux qui impactent la biodiversité (ici végétale) et sa distribution spatiale (ici en France et au Royaume-Uni) dans le but de comprendre et prévoir ces changements<text:s/>ainsi que leurs répercussions sur les espèces.<text:s/>Il concerne donc la communauté scientifique et plus particulièrement les écologues mais peut aussi s’adresser aux agriculteurs ou botanistes amateurs.</text:p>
      <text:p text:style-name="Normal"/>
      <text:h text:style-name="Titre2" text:outline-level="2">Redéfinition du problème :</text:h>
      <text:p text:style-name="Normal"/>
      <text:h text:style-name="Titre2" text:outline-level="2">Identification des variables :</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09-15T07:55:00Z</meta:creation-date>
    <dc:date>2023-09-15T09:19:00Z</dc:date>
    <meta:template xlink:href="Normal.dotm" xlink:type="simple"/>
    <meta:editing-cycles>1</meta:editing-cycles>
    <meta:editing-duration>PT5040S</meta:editing-duration>
    <meta:document-statistic meta:page-count="2" meta:paragraph-count="5" meta:word-count="437" meta:character-count="2838" meta:row-count="20" meta:non-whitespace-character-count="2406"/>
  </office:meta>
</office:document-meta>
</file>